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3CD000003302277A1F561E8226F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368000001DEA519F6768FCB1D9D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7A0000041DB5ECF78DD54AF8DA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Menl" fo:font-weight="bold" officeooo:rsid="00271e87" officeooo:paragraph-rsid="00271e87" style:font-weight-asian="bold" style:font-weight-complex="bold"/>
    </style:style>
    <style:style style:name="P5" style:family="paragraph" style:parent-style-name="Standard">
      <style:text-properties style:font-name="Menl" fo:font-weight="bold" officeooo:rsid="001d6c10" officeooo:paragraph-rsid="001d6c10" style:font-weight-asian="bold" style:font-weight-complex="bold"/>
    </style:style>
    <style:style style:name="P6" style:family="paragraph" style:parent-style-name="Standard">
      <style:text-properties style:font-name="Menl" fo:font-weight="bold" officeooo:rsid="00311484" officeooo:paragraph-rsid="00311484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Menl" fo:font-weight="bold" officeooo:rsid="0036b330" officeooo:paragraph-rsid="0036b330" style:font-weight-asian="bold" style:font-weight-complex="bold"/>
    </style:style>
    <style:style style:name="P8" style:family="paragraph" style:parent-style-name="Standard">
      <style:text-properties style:font-name="Menl" fo:font-weight="bold" officeooo:rsid="0037c5a4" officeooo:paragraph-rsid="0037c5a4" style:font-weight-asian="bold" style:font-weight-complex="bold"/>
    </style:style>
    <style:style style:name="P9" style:family="paragraph" style:parent-style-name="Standard">
      <style:text-properties style:font-name="Menl" fo:font-weight="bold" officeooo:rsid="004a656e" officeooo:paragraph-rsid="004a656e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Menl" fo:font-weight="bold" officeooo:rsid="0052b563" officeooo:paragraph-rsid="0052b563" style:font-weight-asian="bold" style:font-weight-complex="bold"/>
    </style:style>
    <style:style style:name="P11" style:family="paragraph" style:parent-style-name="Standard">
      <style:text-properties style:font-name="Menl" fo:font-weight="bold" officeooo:rsid="0052b563" officeooo:paragraph-rsid="0052b563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Menl" fo:font-weight="bold" officeooo:rsid="00614ea8" officeooo:paragraph-rsid="00614ea8" style:font-weight-asian="bold" style:font-weight-complex="bold"/>
    </style:style>
    <style:style style:name="P13" style:family="paragraph" style:parent-style-name="Standard">
      <style:text-properties style:font-name="Menl" fo:font-weight="bold" officeooo:rsid="00614ea8" officeooo:paragraph-rsid="00614ea8" style:font-weight-asian="bold" style:font-weight-complex="bold"/>
    </style:style>
    <style:style style:name="P14" style:family="paragraph" style:parent-style-name="Standard">
      <style:text-properties style:font-name="Menl" officeooo:rsid="00210ab1" officeooo:paragraph-rsid="00210ab1"/>
    </style:style>
    <style:style style:name="P15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16" style:family="paragraph" style:parent-style-name="Standard">
      <style:text-properties style:font-name="Menl" officeooo:rsid="002216e0" officeooo:paragraph-rsid="002216e0"/>
    </style:style>
    <style:style style:name="P17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P18" style:family="paragraph" style:parent-style-name="Standard">
      <style:text-properties style:font-name="Menl" officeooo:rsid="00296595" officeooo:paragraph-rsid="00296595"/>
    </style:style>
    <style:style style:name="P19" style:family="paragraph" style:parent-style-name="Standard">
      <style:text-properties style:font-name="Menl" officeooo:rsid="002a1470" officeooo:paragraph-rsid="002a1470"/>
    </style:style>
    <style:style style:name="P20" style:family="paragraph" style:parent-style-name="Standard">
      <style:text-properties style:font-name="Menl" officeooo:rsid="00311484" officeooo:paragraph-rsid="00311484"/>
    </style:style>
    <style:style style:name="P21" style:family="paragraph" style:parent-style-name="Standard">
      <style:text-properties style:font-name="Menl" officeooo:rsid="0037c5a4" officeooo:paragraph-rsid="0037c5a4"/>
    </style:style>
    <style:style style:name="P22" style:family="paragraph" style:parent-style-name="Standard">
      <style:text-properties style:font-name="Menl" officeooo:paragraph-rsid="0037fc35"/>
    </style:style>
    <style:style style:name="P23" style:family="paragraph" style:parent-style-name="Standard">
      <style:text-properties style:font-name="Menl" officeooo:rsid="003885be" officeooo:paragraph-rsid="003885be"/>
    </style:style>
    <style:style style:name="P24" style:family="paragraph" style:parent-style-name="Standard">
      <style:text-properties style:font-name="Menl" officeooo:rsid="003c25d3" officeooo:paragraph-rsid="003c25d3"/>
    </style:style>
    <style:style style:name="P25" style:family="paragraph" style:parent-style-name="Standard">
      <style:text-properties style:font-name="Menl" officeooo:paragraph-rsid="0040aff8"/>
    </style:style>
    <style:style style:name="P26" style:family="paragraph" style:parent-style-name="Standard">
      <style:text-properties style:font-name="Menl" officeooo:rsid="004465f1" officeooo:paragraph-rsid="004465f1"/>
    </style:style>
    <style:style style:name="P27" style:family="paragraph" style:parent-style-name="Standard">
      <style:text-properties style:font-name="Menl" officeooo:rsid="0045e983" officeooo:paragraph-rsid="0045e983"/>
    </style:style>
    <style:style style:name="P28" style:family="paragraph" style:parent-style-name="Standard">
      <style:text-properties style:font-name="Menl" officeooo:rsid="00460063" officeooo:paragraph-rsid="00460063"/>
    </style:style>
    <style:style style:name="P29" style:family="paragraph" style:parent-style-name="Standard">
      <style:text-properties style:font-name="Menl" officeooo:rsid="004758a4" officeooo:paragraph-rsid="004758a4"/>
    </style:style>
    <style:style style:name="P30" style:family="paragraph" style:parent-style-name="Standard">
      <style:text-properties style:font-name="Menl" officeooo:rsid="004a656e" officeooo:paragraph-rsid="004a656e"/>
    </style:style>
    <style:style style:name="P31" style:family="paragraph" style:parent-style-name="Standard">
      <style:text-properties style:font-name="Menl" officeooo:rsid="004ef65d" officeooo:paragraph-rsid="004ef65d"/>
    </style:style>
    <style:style style:name="P32" style:family="paragraph" style:parent-style-name="Standard">
      <style:text-properties style:font-name="Menl" officeooo:rsid="004f66f4" officeooo:paragraph-rsid="004f66f4"/>
    </style:style>
    <style:style style:name="P33" style:family="paragraph" style:parent-style-name="Standard">
      <style:text-properties style:font-name="Menl" officeooo:rsid="0052b563" officeooo:paragraph-rsid="0052b563"/>
    </style:style>
    <style:style style:name="P34" style:family="paragraph" style:parent-style-name="Standard">
      <style:text-properties style:font-name="Menl" officeooo:rsid="005a93fc" officeooo:paragraph-rsid="005a93fc"/>
    </style:style>
    <style:style style:name="P35" style:family="paragraph" style:parent-style-name="Standard">
      <style:text-properties style:font-name="Menl" officeooo:rsid="00614ea8" officeooo:paragraph-rsid="00614ea8"/>
    </style:style>
    <style:style style:name="P36" style:family="paragraph" style:parent-style-name="Standard">
      <style:text-properties style:font-name="Menl" officeooo:rsid="00614ea8" officeooo:paragraph-rsid="0061c980"/>
    </style:style>
    <style:style style:name="P37" style:family="paragraph" style:parent-style-name="Standard">
      <style:text-properties fo:color="#c9211e" loext:opacity="100%" style:font-name="Menl" officeooo:rsid="00614ea8" officeooo:paragraph-rsid="00614ea8"/>
    </style:style>
    <style:style style:name="P38" style:family="paragraph" style:parent-style-name="Standard">
      <style:text-properties fo:color="#c9211e" loext:opacity="100%" style:font-name="Menl" fo:font-style="italic" officeooo:rsid="00614ea8" officeooo:paragraph-rsid="00614ea8" style:font-style-asian="italic" style:font-style-complex="italic"/>
    </style:style>
    <style:style style:name="P39" style:family="paragraph" style:parent-style-name="Standard">
      <style:text-properties style:font-name="Menl" officeooo:rsid="00614ea8" officeooo:paragraph-rsid="00614ea8"/>
    </style:style>
    <style:style style:name="P40" style:family="paragraph" style:parent-style-name="Standard">
      <style:text-properties style:font-name="Menl" officeooo:rsid="006688a5" officeooo:paragraph-rsid="006688a5"/>
    </style:style>
    <style:style style:name="P41" style:family="paragraph" style:parent-style-name="Standard">
      <style:text-properties style:font-name="Menl" officeooo:paragraph-rsid="006688a5"/>
    </style:style>
    <style:style style:name="P42" style:family="paragraph" style:parent-style-name="Standard">
      <style:text-properties style:font-name="Menl" officeooo:rsid="00675eeb" officeooo:paragraph-rsid="00675eeb"/>
    </style:style>
    <style:style style:name="P43" style:family="paragraph" style:parent-style-name="Standard">
      <style:text-properties style:font-name="Menl" officeooo:rsid="0068ce01" officeooo:paragraph-rsid="0068ce01"/>
    </style:style>
    <style:style style:name="P44" style:family="paragraph" style:parent-style-name="Standard">
      <style:text-properties style:font-name="Menl" officeooo:paragraph-rsid="00693e8e"/>
    </style:style>
    <style:style style:name="P45" style:family="paragraph" style:parent-style-name="Standard">
      <style:text-properties style:font-name="Menl" officeooo:paragraph-rsid="00698e8a"/>
    </style:style>
    <style:style style:name="P46" style:family="paragraph" style:parent-style-name="Standard">
      <style:paragraph-properties fo:break-before="page"/>
      <style:text-properties style:font-name="Menl" fo:font-weight="bold" officeooo:rsid="006688a5" officeooo:paragraph-rsid="006688a5" style:font-weight-asian="bold" style:font-weight-complex="bold"/>
    </style:style>
    <style:style style:name="P47" style:family="paragraph" style:parent-style-name="Standard">
      <style:text-properties style:font-name="Menl" officeooo:rsid="006f2294" officeooo:paragraph-rsid="006f2294"/>
    </style:style>
    <style:style style:name="P4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T7" style:family="text">
      <style:text-properties officeooo:rsid="0025a11f"/>
    </style:style>
    <style:style style:name="T8" style:family="text">
      <style:text-properties officeooo:rsid="00306b5a"/>
    </style:style>
    <style:style style:name="T9" style:family="text">
      <style:text-properties officeooo:rsid="00317485"/>
    </style:style>
    <style:style style:name="T10" style:family="text">
      <style:text-properties officeooo:rsid="0037c5a4"/>
    </style:style>
    <style:style style:name="T11" style:family="text">
      <style:text-properties officeooo:rsid="0037fc35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6" style:family="text">
      <style:text-properties officeooo:rsid="003dbb65"/>
    </style:style>
    <style:style style:name="T17" style:family="text">
      <style:text-properties officeooo:rsid="003f712c"/>
    </style:style>
    <style:style style:name="T18" style:family="text">
      <style:text-properties officeooo:rsid="0040aff8"/>
    </style:style>
    <style:style style:name="T19" style:family="text">
      <style:text-properties officeooo:rsid="0041b9dd"/>
    </style:style>
    <style:style style:name="T20" style:family="text">
      <style:text-properties officeooo:rsid="00430dcd"/>
    </style:style>
    <style:style style:name="T21" style:family="text">
      <style:text-properties officeooo:rsid="004758a4"/>
    </style:style>
    <style:style style:name="T22" style:family="text">
      <style:text-properties officeooo:rsid="00481122"/>
    </style:style>
    <style:style style:name="T23" style:family="text">
      <style:text-properties officeooo:rsid="004d43a0"/>
    </style:style>
    <style:style style:name="T24" style:family="text">
      <style:text-properties officeooo:rsid="004dc612"/>
    </style:style>
    <style:style style:name="T25" style:family="text">
      <style:text-properties officeooo:rsid="00548915"/>
    </style:style>
    <style:style style:name="T26" style:family="text">
      <style:text-properties officeooo:rsid="00554527"/>
    </style:style>
    <style:style style:name="T27" style:family="text">
      <style:text-properties officeooo:rsid="0055d9f6"/>
    </style:style>
    <style:style style:name="T28" style:family="text">
      <style:text-properties officeooo:rsid="0056049d"/>
    </style:style>
    <style:style style:name="T29" style:family="text">
      <style:text-properties officeooo:rsid="00577f3d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style="italic" officeooo:rsid="0055d9f6" style:font-style-asian="italic" style:font-style-complex="italic"/>
    </style:style>
    <style:style style:name="T32" style:family="text">
      <style:text-properties fo:color="#c9211e" loext:opacity="100%" fo:font-style="italic" officeooo:rsid="0056049d" style:font-style-asian="italic" style:font-style-complex="italic"/>
    </style:style>
    <style:style style:name="T33" style:family="text">
      <style:text-properties officeooo:rsid="005aa4cd"/>
    </style:style>
    <style:style style:name="T34" style:family="text">
      <style:text-properties officeooo:rsid="005e4be5"/>
    </style:style>
    <style:style style:name="T35" style:family="text">
      <style:text-properties officeooo:rsid="0061c98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61ef97"/>
    </style:style>
    <style:style style:name="T38" style:family="text">
      <style:text-properties officeooo:rsid="00638e0b"/>
    </style:style>
    <style:style style:name="T39" style:family="text">
      <style:text-properties officeooo:rsid="006688a5"/>
    </style:style>
    <style:style style:name="T40" style:family="text">
      <style:text-properties officeooo:rsid="00675eeb"/>
    </style:style>
    <style:style style:name="T41" style:family="text">
      <style:text-properties fo:color="#4ec9b0" loext:opacity="100%"/>
    </style:style>
    <style:style style:name="T4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43" style:family="text">
      <style:text-properties officeooo:rsid="0068ce01"/>
    </style:style>
    <style:style style:name="T44" style:family="text">
      <style:text-properties officeooo:rsid="00693e8e"/>
    </style:style>
    <style:style style:name="T45" style:family="text">
      <style:text-properties officeooo:rsid="00698e8a"/>
    </style:style>
    <style:style style:name="T4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7" style:family="text">
      <style:text-properties fo:color="#d4d4d4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4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7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7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1"><draw:frame draw:style-name="fr6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/text:p>
      <text:p text:style-name="P2"><text:soft-page-break/><text:s/><text:span text:style-name="T3">In</text:span><text:span text:style-name="T7"> </text:span><text:span text:style-name="T3">minimum_teleop, the description is auto-gemerated with ros2model from </text:span></text:p>
      <text:p text:style-name="P17">ros2 launch teleop_twist_joy teleop-launch.py <text:span text:style-name="T4">joy-config:=xbox</text:span></text:p>
      <text:p text:style-name="P14"/>
      <text:p text:style-name="P16">which only contains 2 nodes (joy_node &amp; <text:span text:style-name="T5">teleop_node</text:span>)</text:p>
      <text:p text:style-name="P14"/>
      <text:p text:style-name="P14">- <text:span text:style-name="T6">The ‘xbox-config’ is not correctly parametrized using the Toolchain!</text:span></text:p>
      <text:p text:style-name="P14"/>
      <text:p text:style-name="P14"/>
      <text:p text:style-name="P4">2024.05.02</text:p>
      <text:p text:style-name="P18"><draw:frame draw:style-name="fr1" draw:name="Image5" text:anchor-type="char" svg:width="6.6929in" svg:height="3.6819in" draw:z-index="4"><draw:image xlink:href="Pictures/100000010000077A0000041DB5ECF78DD54AF8DA.png" xlink:type="simple" xlink:show="embed" xlink:actuate="onLoad" draw:mime-type="image/png"/></draw:frame>cob_teleop_sim_0502</text:p>
      <text:p text:style-name="P18">Total time: 40 min</text:p>
      <text:p text:style-name="P19">problem: copy &amp; paste format error</text:p>
      <text:p text:style-name="P15"/>
      <text:p text:style-name="P5">2024.05.0<text:span text:style-name="T8">4</text:span></text:p>
      <text:p text:style-name="P6">1. mappin &amp; localization with slam_toolbox</text:p>
      <text:p text:style-name="P20">- configuration file ‘mapper_params_cob_0409.yaml’ is used</text:p>
      <text:p text:style-name="P20"/>
      <text:p text:style-name="P20">- when mapping,</text:p>
      <text:p text:style-name="P20"><draw:frame draw:style-name="fr4" draw:name="Image6" text:anchor-type="char" svg:width="6.3543in" svg:height="2.8752in" draw:z-index="5"><draw:image xlink:href="Pictures/1000000100000262000001142A110459A425E400.png" xlink:type="simple" xlink:show="embed" xlink:actuate="onLoad" draw:mime-type="image/png"/></draw:frame>when executing localization</text:p>
      <text:p text:style-name="P20"><draw:frame draw:style-name="fr4" draw:name="Image7" text:anchor-type="char" svg:width="6.3543in" svg:height="2.8752in" draw:z-index="6"><draw:image xlink:href="Pictures/10000001000002620000011421980A78189684BA.png" xlink:type="simple" xlink:show="embed" xlink:actuate="onLoad" draw:mime-type="image/png"/></draw:frame><text:s/></text:p>
      <text:p text:style-name="P20">after mapping, save the map ‘map_0505’ &amp; map_0505_serial with slam_toolbox pane<text:span text:style-name="T9">l</text:span></text:p>
      <text:p text:style-name="P20"/>
      <text:p text:style-name="P20"/>
      <text:p text:style-name="P7">2024.05.06</text:p>
      <text:p text:style-name="P8">1. parameter remapping for single node using tooling</text:p>
      <text:p text:style-name="P21">- ? Parameter remapping only works for <text:span text:style-name="T20">a pair of</text:span> existing nodes? (with the help of ‘connections’)</text:p>
      <text:p text:style-name="P21"/>
      <text:p text:style-name="P22"><text:span text:style-name="T10">- </text:span><text:span text:style-name="T11">in ‘cob_slam_sim’, the pub-interface ‘</text:span><text:span text:style-name="T15">tricycle_steering_controller/reference_unstamped</text:span><text:span text:style-name="T11">’ <text:s/>of ‘</text:span><text:span text:style-name="T13">cmd_vel_bridge_node</text:span><text:span text:style-name="T11">’ needs to be remapped to </text:span><text:span text:style-name="T15">"tricycle_controller/cmd_vel"</text:span></text:p>
      <text:p text:style-name="P23">→ in Tooling, the interface can only be remapped in pairs? </text:p>
      <text:p text:style-name="P24"><draw:frame draw:style-name="fr1" draw:name="Image8" text:anchor-type="char" svg:width="6.6929in" svg:height="1.9689in" draw:z-index="7"><draw:image xlink:href="Pictures/1000000100000329000000EEE39265235F4F81B7.png" xlink:type="simple" xlink:show="embed" xlink:actuate="onLoad" draw:mime-type="image/png"/></draw:frame><text:s/></text:p>
      <text:p text:style-name="P25"><text:span text:style-name="T16">On the other </text:span><text:span text:style-name="T17">end</text:span><text:span text:style-name="T16"> of this msg is ‘tricycle_controller’, which is used as </text:span><text:span text:style-name="T18">component of </text:span><text:span text:style-name="T16">blackbox </text:span><text:span text:style-name="T18">subsystem ‘gazebo’ (‘</text:span><text:span text:style-name="T15">cob_gazebo_slam_base.launch.py</text:span><text:span text:style-name="T18">’). The node is mean to be started using ‘ros2 control load_controller’ but not to be start alone→ </text:span><text:span text:style-name="T19">No existing node model for tricycle_controller</text:span></text:p>
      <text:p text:style-name="P25"/>
      <text:p text:style-name="P26">TODO: abstruct contoller_manager &amp; tricycle_controller to .ros2 models</text:p>
      <text:p text:style-name="P26"/>
      <text:p text:style-name="P27">1. launch cob_gazebo_0506.launch.py (start only rsp-including controller manager, gazebo, spawn_entity)</text:p>
      <text:p text:style-name="P27"><draw:frame draw:style-name="fr4" draw:name="Image9" text:anchor-type="char" svg:width="5.6874in" svg:height="1.8543in" draw:z-index="8"><draw:image xlink:href="Pictures/1000000100000222000000B22E02088EB5AAE4EC.png" xlink:type="simple" xlink:show="embed" xlink:actuate="onLoad" draw:mime-type="image/png"/></draw:frame></text:p>
      <text:p text:style-name="P28">2. <text:span text:style-name="T21">activate triycle_controller with</text:span></text:p>
      <text:p text:style-name="P28">ros2 run controller_manager spawner tricycle_controller --controller-manager /controller_manager</text:p>
      <text:p text:style-name="P29"><draw:frame draw:style-name="fr1" draw:name="Image10" text:anchor-type="char" svg:width="6.6929in" svg:height="0.6382in" draw:z-index="9"><draw:image xlink:href="Pictures/10000001000003C40000005C5F9B5C6578671B8E.png" xlink:type="simple" xlink:show="embed" xlink:actuate="onLoad" draw:mime-type="image/png"/></draw:frame>afterward<text:span text:style-name="T22">s</text:span>:</text:p>
      <text:p text:style-name="P29"><draw:frame draw:style-name="fr5" draw:name="Image11" text:anchor-type="char" svg:width="6.6929in" svg:height="2.4118in" draw:z-index="10"><draw:image xlink:href="Pictures/100000010000028C000000EB60A2EA6227F5CC4D.png" xlink:type="simple" xlink:show="embed" xlink:actuate="onLoad" draw:mime-type="image/png"/></draw:frame><text:soft-page-break/></text:p>
      <text:p text:style-name="P9">2. Remapping ros2_control</text:p>
      <text:p text:style-name="P30">- <text:a xlink:type="simple" xlink:href="https://github.com/ros-controls/ros_controllers/issues/126" text:style-name="Internet_20_link" text:visited-style-name="Visited_20_Internet_20_Link">https://github.com/ros-controls/ros_controllers/issues/126</text:a></text:p>
      <text:p text:style-name="P30"/>
      <text:p text:style-name="P30">- controller_manager &amp; tricycle_controller seems to be difficult to be remapped → <text:span text:style-name="T23">sub: /tricycle_controller/ </text:span><text:span text:style-name="T24">cmd_vel</text:span></text:p>
      <text:p text:style-name="P30"/>
      <text:p text:style-name="P30">- potential resolution: remap another end</text:p>
      <text:p text:style-name="P30"><draw:frame draw:style-name="fr5" draw:name="Image12" text:anchor-type="char" svg:width="6.6929in" svg:height="3.6689in" draw:z-index="11"><draw:image xlink:href="Pictures/1000000100000368000001DEA519F6768FCB1D9D.png" xlink:type="simple" xlink:show="embed" xlink:actuate="onLoad" draw:mime-type="image/png"/></draw:frame><text:s/></text:p>
      <text:p text:style-name="P30"/>
      <text:p text:style-name="P30"><draw:frame draw:style-name="fr5" draw:name="Image13" text:anchor-type="char" svg:width="6.6929in" svg:height="5.6126in" draw:z-index="12"><draw:image xlink:href="Pictures/10000001000003CD000003302277A1F561E8226F.png" xlink:type="simple" xlink:show="embed" xlink:actuate="onLoad" draw:mime-type="image/png"/></draw:frame><text:soft-page-break/><text:s/></text:p>
      <text:p text:style-name="P31">such remapping is hard to archieve with ros2_control stack</text:p>
      <text:p text:style-name="P32">(turtlebot3_diff_drive) is a customized node</text:p>
      <text:p text:style-name="P32"/>
      <text:p text:style-name="P32"/>
      <text:p text:style-name="P10">2024.05.07</text:p>
      <text:p text:style-name="P11">1. Beha<text:span text:style-name="T25">v</text:span>iorTree</text:p>
      <text:p text:style-name="P33">- <text:span text:style-name="T26">create project folder, create /build inside project folder</text:span></text:p>
      <text:p text:style-name="P33"><draw:frame draw:style-name="fr4" draw:name="Image14" text:anchor-type="char" svg:width="2.3437in" svg:height="1.1874in" draw:z-index="13"><draw:image xlink:href="Pictures/10000001000000E1000000721F0337F6AB8876A0.png" xlink:type="simple" xlink:show="embed" xlink:actuate="onLoad" draw:mime-type="image/png"/></draw:frame></text:p>
      <text:p text:style-name="P33">- <text:span text:style-name="T27">in /build folder, do </text:span><text:span text:style-name="T31">cmake ..</text:span></text:p>
      <text:p text:style-name="P33"/>
      <text:p text:style-name="P33">- <text:span text:style-name="T27">in /build folder, do </text:span><text:span text:style-name="T31">make</text:span></text:p>
      <text:p text:style-name="P33"/>
      <text:p text:style-name="P33">- <text:span text:style-name="T28">in /build folder, run executable with </text:span><text:span text:style-name="T32">./&lt;executable name&gt;</text:span></text:p>
      <text:p text:style-name="P33"/>
      <text:p text:style-name="P33">- <text:span text:style-name="T29">Attention: the executable will be started from /build, therefore the relative path should also start from /build (if the .xml is stored out of /build, have to quit current folder first)</text:span></text:p>
      <text:p text:style-name="P33"/>
      <text:p text:style-name="P33"><draw:frame draw:style-name="fr1" draw:name="Image15" text:anchor-type="char" svg:width="6.6929in" svg:height="1.3075in" draw:z-index="14"><draw:image xlink:href="Pictures/1000000100000361000000A9B6FA4DF0F1556376.png" xlink:type="simple" xlink:show="embed" xlink:actuate="onLoad" draw:mime-type="image/png"/></draw:frame><text:s/></text:p>
      <text:p text:style-name="P34">2. Hybrid system</text:p>
      <text:p text:style-name="P34">TODO: lauch physical robot with rviz viusalization → <text:span text:style-name="T34">bridge following info</text:span></text:p>
      <text:p text:style-name="P34"/>
      <text:p text:style-name="P34">- <text:span text:style-name="T33">in simulaiton:</text:span></text:p>
      <text:p text:style-name="P34"><text:s/><draw:frame draw:style-name="fr2" draw:name="Image16" text:anchor-type="char" svg:width="6.6929in" svg:height="3.1618in" draw:z-index="15"><draw:image xlink:href="Pictures/100000010000037B000001A54BBB86CC819EFED1.png" xlink:type="simple" xlink:show="embed" xlink:actuate="onLoad" draw:mime-type="image/png"/></draw:frame><text:s/></text:p>
      <text:p text:style-name="P34"><draw:frame draw:style-name="fr3" draw:name="Image17" text:anchor-type="char" svg:width="6.6929in" svg:height="3.1618in" draw:z-index="16"><draw:image xlink:href="Pictures/100000010000037B000001A5433740DDA2ABF803.png" xlink:type="simple" xlink:show="embed" xlink:actuate="onLoad" draw:mime-type="image/png"/></draw:frame><text:soft-page-break/><text:s/></text:p>
      <text:p text:style-name="P34">- </text:p>
      <text:p text:style-name="P34"/>
      <text:p text:style-name="P34"><text:s text:c="2"/></text:p>
      <text:p text:style-name="P34"/>
      <text:p text:style-name="P34"/>
      <text:p text:style-name="P12">2024.05.08</text:p>
      <text:p text:style-name="P13">1. manual approach cob_slam with physical robot.launch</text:p>
      <text:p text:style-name="P36">- <text:span text:style-name="T35">start rviz &amp; robot_state_publisher with launchfile </text:span></text:p>
      <text:p text:style-name="P36">nhg-yc@IPA-UBN1452:~/ros2_ws/<text:span text:style-name="T36">cob_ws</text:span>$ <text:span text:style-name="T30">ros2 launch cob_hardware_config display_robot_0508.launch.py robot:=cob4-25</text:span></text:p>
      <text:p text:style-name="P37"/>
      <text:p text:style-name="P35">- <text:s/><text:span text:style-name="T37">launch ros1 robot bringup &amp; ros1_parameter_bridge with bridge_cob_base.yaml</text:span></text:p>
      <text:p text:style-name="P35"><draw:frame draw:style-name="fr3" draw:name="Image19" text:anchor-type="char" svg:width="6.6929in" svg:height="7.6929in" draw:z-index="17"><draw:image xlink:href="Pictures/1000000100000330000003AAE04ED5C0E55223EA.png" xlink:type="simple" xlink:show="embed" xlink:actuate="onLoad" draw:mime-type="image/png"/></draw:frame><text:s/></text:p>
      <text:p text:style-name="P35">- <text:span text:style-name="T38">start teleop node with</text:span></text:p>
      <text:p text:style-name="P38">ros2 launch teleop_twist_joy teleop-launch.py joy_config:='xbox' joy_vel:=base/velocity_smoother/command </text:p>
      <text:p text:style-name="P35"><draw:frame draw:style-name="fr2" draw:name="Image18" text:anchor-type="char" svg:width="6.6929in" svg:height="4.1902in" draw:z-index="18"><draw:image xlink:href="Pictures/100000010000077B000004AF12F390591F06BF6E.png" xlink:type="simple" xlink:show="embed" xlink:actuate="onLoad" draw:mime-type="image/png"/></draw:frame><text:soft-page-break/><text:s/></text:p>
      <text:p text:style-name="P35"/>
      <text:p text:style-name="P46">2024.05.10</text:p>
      <text:p text:style-name="P40">1. Manual configuration launch file for cob_slam with robot</text:p>
      <text:p text:style-name="P40">- time: 1 hour</text:p>
      <text:p text:style-name="P40">- Error: wrong parameter file path (wrong typing)</text:p>
      <text:p text:style-name="P40">time to fix the error: 10 min</text:p>
      <text:p text:style-name="P40"><draw:frame draw:style-name="fr2" draw:name="Image20" text:anchor-type="char" svg:width="6.6929in" svg:height="1.6098in" draw:z-index="19"><draw:image xlink:href="Pictures/10000001000003B8000000E55B43D82A7198BD9D.png" xlink:type="simple" xlink:show="embed" xlink:actuate="onLoad" draw:mime-type="image/png"/></draw:frame><text:s/></text:p>
      <text:p text:style-name="P41"><text:span text:style-name="T39">- </text:span><text:span text:style-name="T40">Error2: maually adjusting launch order with </text:span><text:span text:style-name="T42">RegisterEventHandler</text:span></text:p>
      <text:p text:style-name="P40">- <text:span text:style-name="T40">Error: failed to launch starter node</text:span></text:p>
      <text:p text:style-name="P42">- time to fix: 30 min</text:p>
      <text:p text:style-name="P42"/>
      <text:p text:style-name="P43">2. ros1_bridge launch with launchfile</text:p>
      <text:p text:style-name="P43"><draw:frame draw:style-name="fr1" draw:name="Image21" text:anchor-type="char" svg:width="6.6929in" svg:height="4.0201in" draw:z-index="20"><draw:image xlink:href="Pictures/10000001000004A3000002C9527A0A6B018FCEC4.png" xlink:type="simple" xlink:show="embed" xlink:actuate="onLoad" draw:mime-type="image/png"/></draw:frame><text:s/></text:p>
      <text:p text:style-name="P43">- ros2_bridge parameter_bidge cannot be launched with ‘package’ + ‘executable’, error log:</text:p>
      <text:p text:style-name="P43"><draw:frame draw:style-name="fr1" draw:name="Image22" text:anchor-type="char" svg:width="6.6929in" svg:height="1.75in" draw:z-index="21"><draw:image xlink:href="Pictures/10000001000003BC000000FA968E2040E4E738AD.png" xlink:type="simple" xlink:show="embed" xlink:actuate="onLoad" draw:mime-type="image/png"/></draw:frame><text:soft-page-break/><text:s/></text:p>
      <text:p text:style-name="P44"><text:span text:style-name="T43">- </text:span><text:span text:style-name="T44">solution: use </text:span><text:span text:style-name="T42">ExecuteProcess</text:span><text:span text:style-name="T44"> to configure the command directly.</text:span></text:p>
      <text:p text:style-name="P44"/>
      <text:p text:style-name="P45"><text:span text:style-name="T45">3. </text:span><text:span text:style-name="T42">RegisterEventHandler <text:s/></text:span><text:span text:style-name="T45">mechanism</text:span></text:p>
      <text:p text:style-name="P45">- <text:span text:style-name="T45">in example:</text:span></text:p>
      <text:p text:style-name="P45"><text:span text:style-name="T42">RegisterEventHandler</text:span><text:span text:style-name="T46">(</text:span></text:p>
      <text:p text:style-name="P48"><text:span text:style-name="T12">event_handler</text:span><text:span text:style-name="T47">=</text:span><text:span text:style-name="T41">OnExecutionComplete</text:span>(</text:p>
      <text:p text:style-name="P48"><text:span text:style-name="T12">target_action</text:span><text:span text:style-name="T47">=</text:span><text:span text:style-name="T12">load_bridge1_params</text:span>,</text:p>
      <text:p text:style-name="P48"><text:span text:style-name="T12">on_completion</text:span><text:span text:style-name="T47">=</text:span>[</text:p>
      <text:p text:style-name="P48"><text:span text:style-name="T41">LogInfo</text:span>(<text:span text:style-name="T12">msg</text:span><text:span text:style-name="T47">=</text:span><text:span text:style-name="T14">'load parameter finished'</text:span>),</text:p>
      <text:p text:style-name="P48"><text:span text:style-name="T12">launch_bridge1</text:span>]</text:p>
      <text:p text:style-name="P48">)</text:p>
      <text:p text:style-name="P48">),</text:p>
      <text:p text:style-name="P45"/>
      <text:p text:style-name="P45">→ <text:span text:style-name="T45">when target_action is completed/ Exits, then execute other process in ‘on_completeion’</text:span></text:p>
      <text:p text:style-name="P45">→ <text:span text:style-name="T45">but the target_action have to be started seperatly!</text:span></text:p>
      <text:p text:style-name="P45"><draw:frame draw:style-name="fr2" draw:name="Image23" text:anchor-type="char" svg:width="6.6929in" svg:height="4.2484in" draw:z-index="22"><draw:image xlink:href="Pictures/1000000100000442000002B4D5F64F85C738038B.png" xlink:type="simple" xlink:show="embed" xlink:actuate="onLoad" draw:mime-type="image/png"/></draw:frame><text:s/></text:p>
      <text:p text:style-name="P45"><text:a xlink:type="simple" xlink:href="https://docs.ros.org/en/humble/Tutorials/Intermediate/Launch/Using-Event-Handlers.html" text:style-name="Internet_20_link" text:visited-style-name="Visited_20_Internet_20_Link">https://docs.ros.org/en/humble/Tutorials/Intermediate/Launch/Using-Event-Handlers.html</text:a></text:p>
      <text:p text:style-name="P45"/>
      <text:p text:style-name="P47"><text:soft-page-break/>3. Analysis cob_hardware</text:p>
      <text:p text:style-name="P47">- service <text:span text:style-name="T48">safety_controller</text:span><text:span text:style-name="T49">setmode:</text:span></text:p>
      <text:p text:style-name="P47"><text:span text:style-name="T49">in total 4 modes, → check source code for modes!</text:span></text:p>
      <text:p text:style-name="P47"><draw:frame draw:style-name="fr1" draw:name="Image24" text:anchor-type="char" svg:width="6.6929in" svg:height="1.6728in" draw:z-index="23"><draw:image xlink:href="Pictures/1000000100000398000000E6DC442D2121388571.png" xlink:type="simple" xlink:show="embed" xlink:actuate="onLoad" draw:mime-type="image/png"/></draw:frame><text:span text:style-name="T49"><text:s/></text:span></text:p>
      <text:p text:style-name="P47"><text:span text:style-name="T4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0T16:43:46.557393505</dc:date>
    <meta:editing-duration>P4DT35M19S</meta:editing-duration>
    <meta:editing-cycles>81</meta:editing-cycles>
    <meta:generator>LibreOffice/7.3.7.2$Linux_X86_64 LibreOffice_project/30$Build-2</meta:generator>
    <meta:document-statistic meta:table-count="0" meta:image-count="24" meta:object-count="0" meta:page-count="14" meta:paragraph-count="97" meta:word-count="542" meta:character-count="4254" meta:non-whitespace-character-count="3769"/>
  </office:meta>
</office:document-meta>
</file>